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toolpanel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sans-serif" svg:font-family="sans-serif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 style:list-style-name="L2">
      <style:text-properties fo:font-weight="normal" style:font-weight-asian="normal" style:font-weight-complex="normal"/>
    </style:style>
    <style:style style:name="P3" style:family="paragraph" style:parent-style-name="Text_20_body" style:list-style-name="L2"/>
    <style:style style:name="P4" style:family="paragraph" style:parent-style-name="Heading_20_1">
      <style:text-properties fo:language="en" fo:country="US"/>
    </style:style>
    <style:style style:name="P5" style:family="paragraph" style:parent-style-name="Heading_20_2">
      <style:text-properties fo:font-weight="normal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style:text-position="sub 58%" fo:language="en" fo:country="US"/>
    </style:style>
    <style:style style:name="T4" style:family="text">
      <style:text-properties style:text-position="sub 58%" fo:language="en" fo:country="US" fo:font-weight="normal" style:font-weight-asian="normal" style:font-weight-complex="normal"/>
    </style:style>
    <style:style style:name="T5" style:family="text">
      <style:text-properties style:text-position="sub 58%" style:font-name="Times New Roman1" fo:language="en" fo:country="US"/>
    </style:style>
    <style:style style:name="T6" style:family="text">
      <style:text-properties style:text-position="0% 100%" fo:language="en" fo:country="US"/>
    </style:style>
    <style:style style:name="T7" style:family="text">
      <style:text-properties style:text-position="0% 100%" fo:language="en" fo:country="US" fo:font-weight="normal" style:font-weight-asian="normal" style:font-weight-complex="normal"/>
    </style:style>
    <style:style style:name="T8" style:family="text">
      <style:text-properties style:text-position="0% 100%" style:font-name="Times New Roman1" fo:language="en" fo:country="US"/>
    </style:style>
    <style:style style:name="T9" style:family="text">
      <style:text-properties fo:font-variant="normal" fo:text-transform="none" fo:color="#000000" style:text-position="0% 100%" style:font-name="sans-serif" fo:letter-spacing="normal" fo:language="en" fo:country="US" fo:font-style="normal" fo:font-weight="normal" style:font-weight-asian="normal" style:font-weight-complex="normal"/>
    </style:style>
    <style:style style:name="fr1" style:family="graphic" style:parent-style-name="Formula">
      <style:graphic-properties style:vertical-pos="middle" style:vertical-rel="text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Generic algorithm to determine the worst-case link utilization</text:h>
      <text:h text:style-name="P5" text:outline-level="2"><text:span text:style-name="T1">Scenario</text:span></text:h>
      <text:p text:style-name="P1"><text:span text:style-name="T1">Data sources and sinks: </text:span><text:span text:style-name="T2">All functional blocks are allowed to produce and consume data at line rate (1Gbit/s). </text:span></text:p>
      <text:p text:style-name="P1"><text:span text:style-name="T1">Switching blocks: </text:span><text:span text:style-name="T2">All switching blocks are connected to one specific functional block.</text:span></text:p>
      <text:p text:style-name="P1"><text:span text:style-name="T1">Routing:</text:span><text:span text:style-name="T2"> Only static routing considered, routing tables are determined by the network topology, no load ballancing.</text:span></text:p>
      <text:h text:style-name="P5" text:outline-level="2"><text:span text:style-name="T1">Algorithm</text:span></text:h>
      <text:list xml:id="list713849901" text:style-name="L2">
        <text:list-item>
          <text:p text:style-name="P2"><text:span text:style-name="T1">Set up network as a directed graph G</text:span><text:span text:style-name="T3">NET</text:span><text:span text:style-name="T6">=(V,E) with</text:span></text:p>
          <text:list>
            <text:list-item>
              <text:p text:style-name="P2"><text:span text:style-name="T1">V the set of all nodes v,</text:span></text:p>
            </text:list-item>
            <text:list-item>
              <text:p text:style-name="P2"><text:span text:style-name="T1">E the set of all links e=(v</text:span><text:span text:style-name="T3">i</text:span><text:span text:style-name="T6">,v</text:span><text:span text:style-name="T3">j</text:span><text:span text:style-name="T1">) able to forward packets from node v</text:span><text:span text:style-name="T3">i</text:span><text:span text:style-name="T6"> to v</text:span><text:span text:style-name="T3">j</text:span><text:span text:style-name="T6">.</text:span></text:p>
            </text:list-item>
          </text:list>
        </text:list-item>
        <text:list-item>
          <text:p text:style-name="P2"><text:span text:style-name="T6">Let E</text:span><text:span text:style-name="T3">OUT, i </text:span><text:span text:style-name="T6">be the set of negative incident edges of node v</text:span><text:span text:style-name="T3">i</text:span><text:span text:style-name="T6">.</text:span></text:p>
        </text:list-item>
        <text:list-item>
          <text:p text:style-name="P2"><text:span text:style-name="T6">For all nodes v</text:span><text:span text:style-name="T3">i</text:span><text:span text:style-name="T6"> in V select a routing policy R</text:span><text:span text:style-name="T3">i</text:span><text:span text:style-name="T6">: v</text:span><text:span text:style-name="T3">DEST</text:span><text:span text:style-name="T6"> → e</text:span><text:span text:style-name="T3">OUT</text:span><text:span text:style-name="T6"> where v</text:span><text:span text:style-name="T3">DEST</text:span><text:span text:style-name="T6"> </text:span><text:span text:style-name="T8">≠v</text:span><text:span text:style-name="T5">i </text:span><text:span text:style-name="T8">is the destination of the routed packet and</text:span><text:span text:style-name="T8"><draw:frame draw:style-name="fr1" draw:name="Objekt1" text:anchor-type="as-char" svg:width="2.164cm" svg:height="0.529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8">is the outgoing link chosen to forward the packet.</text:span></text:p>
        </text:list-item>
        <text:list-item>
          <text:p text:style-name="P2"><text:span text:style-name="T1">Send packets to determine the possible network utilization</text:span></text:p>
          <text:list>
            <text:list-item>
              <text:p text:style-name="P2"><text:span text:style-name="T1">All nodes</text:span><text:span text:style-name="T1"><draw:frame draw:style-name="fr1" draw:name="Objekt2" text:anchor-type="as-char" svg:width="1.505cm" svg:height="0.531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6">send exactly one packet p=(v</text:span><text:span text:style-name="T3">SRC</text:span><text:span text:style-name="T6">, v</text:span><text:span text:style-name="T3">DEST</text:span><text:span text:style-name="T6">) to all other nodes</text:span><text:span text:style-name="T6"><draw:frame draw:style-name="fr1" draw:name="Objekt3" text:anchor-type="as-char" svg:width="3.879cm" svg:height="0.531cm" draw:z-index="2"><draw:object xlink:href="./Object 3" xlink:type="simple" xlink:show="embed" xlink:actuate="onLoad"/><draw:image xlink:href="./ObjectReplacements/Object 3" xlink:type="simple" xlink:show="embed" xlink:actuate="onLoad"/></draw:frame></text:span></text:p>
            </text:list-item>
            <text:list-item>
              <text:p text:style-name="P3"><text:span text:style-name="T2">All links e</text:span><text:span text:style-name="T4">i</text:span><text:span text:style-name="T7"> in E refer to a bipartide graph G</text:span><text:span text:style-name="T4">LINK,i</text:span><text:span text:style-name="T7">=(S</text:span><text:span text:style-name="T4">i</text:span><text:span text:style-name="T7">,D</text:span><text:span text:style-name="T4">i</text:span><text:span text:style-name="T7">,L</text:span><text:span text:style-name="T4">i</text:span><text:span text:style-name="T7">). S</text:span><text:span text:style-name="T4">i</text:span><text:span text:style-name="T7">, D</text:span><text:span text:style-name="T4">i</text:span><text:span text:style-name="T7"> and L</text:span><text:span text:style-name="T4">i </text:span><text:span text:style-name="T7">are initialized as empty sets. Upon forwarding packet p=(v</text:span><text:span text:style-name="T4">SRC</text:span><text:span text:style-name="T7">, v</text:span><text:span text:style-name="T4">DEST</text:span><text:span text:style-name="T7">) over the link e</text:span><text:span text:style-name="T4">i</text:span><text:span text:style-name="T7">, the link</text:span></text:p>
              <text:list>
                <text:list-item>
                  <text:p text:style-name="P3"><text:span text:style-name="T7">Adds v</text:span><text:span text:style-name="T4">SRC</text:span><text:span text:style-name="T7"> to S</text:span><text:span text:style-name="T4">i</text:span><text:span text:style-name="T7"> (if</text:span><text:span text:style-name="T7"><draw:frame draw:style-name="fr1" draw:name="Objekt4" text:anchor-type="as-char" svg:width="1.586cm" svg:height="0.531cm" draw:z-index="3"><draw:object xlink:href="./Object 4" xlink:type="simple" xlink:show="embed" xlink:actuate="onLoad"/><draw:image xlink:href="./ObjectReplacements/Object 4" xlink:type="simple" xlink:show="embed" xlink:actuate="onLoad"/><svg:desc>Formel</svg:desc></draw:frame></text:span><text:span text:style-name="T7">)</text:span></text:p>
                </text:list-item>
                <text:list-item>
                  <text:p text:style-name="P3"><text:span text:style-name="T7">Adds v</text:span><text:span text:style-name="T4">DEST</text:span><text:span text:style-name="T7"> to D</text:span><text:span text:style-name="T4">i</text:span><text:span text:style-name="T7"> (if</text:span><text:span text:style-name="T7"><draw:frame draw:style-name="fr1" draw:name="Objekt5" text:anchor-type="as-char" svg:width="1.845cm" svg:height="0.531cm" draw:z-index="4"><draw:object xlink:href="./Object 5" xlink:type="simple" xlink:show="embed" xlink:actuate="onLoad"/><draw:image xlink:href="./ObjectReplacements/Object 5" xlink:type="simple" xlink:show="embed" xlink:actuate="onLoad"/><svg:desc>Formel</svg:desc></draw:frame></text:span><text:span text:style-name="T7">)</text:span></text:p>
                </text:list-item>
                <text:list-item>
                  <text:p text:style-name="P3"><text:span text:style-name="T7">Adds the edge (v</text:span><text:span text:style-name="T4">SRC</text:span><text:span text:style-name="T7">,v</text:span><text:span text:style-name="T4">DEST</text:span><text:span text:style-name="T7">) to L</text:span><text:span text:style-name="T4">i</text:span><text:span text:style-name="T7">.</text:span></text:p>
                </text:list-item>
              </text:list>
            </text:list-item>
          </text:list>
        </text:list-item>
        <text:list-item>
          <text:p text:style-name="P2"><text:span text:style-name="T1">Select worst-case scenario for every link e</text:span><text:span text:style-name="T3">i</text:span></text:p>
          <text:list>
            <text:list-item>
              <text:p text:style-name="P3"><text:span text:style-name="T2">With the bipartide graph </text:span><text:span text:style-name="T7">G</text:span><text:span text:style-name="T4">LINK,i</text:span><text:span text:style-name="T7">=(S</text:span><text:span text:style-name="T4">i</text:span><text:span text:style-name="T7">,D</text:span><text:span text:style-name="T4">i</text:span><text:span text:style-name="T7">,L</text:span><text:span text:style-name="T4">i</text:span><text:span text:style-name="T7">) build a maximum matching M</text:span><text:span text:style-name="T4">i</text:span><text:span text:style-name="T7"> using the Hopcroft-Karp algorithm</text:span><text:span text:style-name="T9">.</text:span></text:p>
            </text:list-item>
            <text:list-item>
              <text:p text:style-name="P3"><text:span text:style-name="T7">The number of edges |M| in the matching M is the maximum possible load applied to the link e</text:span><text:span text:style-name="T4">i</text:span><text:span text:style-name="T7"> in the worst-case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sans-serif" svg:font-family="sans-serif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1-02T12:24:22</meta:creation-date>
    <dc:date>2012-01-02T17:11:37</dc:date>
    <meta:editing-duration>PT1H57M53S</meta:editing-duration>
    <meta:editing-cycles>2</meta:editing-cycles>
    <meta:generator>OpenOffice.org/3.3$Unix OpenOffice.org_project/330m20$Build-9567</meta:generator>
    <meta:document-statistic meta:table-count="0" meta:image-count="0" meta:object-count="5" meta:page-count="1" meta:paragraph-count="20" meta:word-count="262" meta:character-count="1443"/>
  </office:meta>
</office:document-meta>
</file>

<file path=Object 1/content.xml><?xml version="1.0" encoding="utf-8"?>
<math xmlns="http://www.w3.org/1998/Math/MathML">
  <semantics>
    <mrow>
      <msub>
        <mi>e</mi>
        <mi mathvariant="italic">out</mi>
      </msub>
      <mo stretchy="false">∈</mo>
      <msub>
        <mi>E</mi>
        <mrow>
          <mi mathvariant="italic">OUT</mi>
          <mi>,</mi>
          <mi>i</mi>
        </mrow>
      </msub>
    </mrow>
    <annotation encoding="StarMath 5.0">e_out in E_{OUT,i} 
 </annotation>
  </semantics>
</math>
</file>

<file path=Object 2/content.xml><?xml version="1.0" encoding="utf-8"?>
<math xmlns="http://www.w3.org/1998/Math/MathML">
  <semantics>
    <mrow>
      <msub>
        <mi>v</mi>
        <mi mathvariant="italic">SRC</mi>
      </msub>
      <mo stretchy="false">∈</mo>
      <mi>V</mi>
    </mrow>
    <annotation encoding="StarMath 5.0">v_SRC in V
 </annotation>
  </semantics>
</math>
</file>

<file path=Object 3/content.xml><?xml version="1.0" encoding="utf-8"?>
<math xmlns="http://www.w3.org/1998/Math/MathML">
  <semantics>
    <mrow>
      <mrow>
        <msub>
          <mi>v</mi>
          <mi mathvariant="italic">DEST</mi>
        </msub>
        <mo stretchy="false">∈</mo>
        <mi>V</mi>
      </mrow>
      <mi>,</mi>
      <mrow>
        <msub>
          <mi>v</mi>
          <mi mathvariant="italic">SRC</mi>
        </msub>
        <mo stretchy="false">≠</mo>
        <msub>
          <mi>v</mi>
          <mi mathvariant="italic">DEST</mi>
        </msub>
      </mrow>
    </mrow>
    <annotation encoding="StarMath 5.0">v_DEST in V, v_SRC neq v_DEST
 </annotation>
  </semantics>
</math>
</file>

<file path=Object 4/content.xml><?xml version="1.0" encoding="utf-8"?>
<math xmlns="http://www.w3.org/1998/Math/MathML">
  <semantics>
    <mrow>
      <msub>
        <mi>v</mi>
        <mi mathvariant="italic">SRC</mi>
      </msub>
      <mo stretchy="false">∉</mo>
      <msub>
        <mi>S</mi>
        <mi>i</mi>
      </msub>
    </mrow>
    <annotation encoding="StarMath 5.0">v_SRC notin S_i</annotation>
  </semantics>
</math>
</file>

<file path=Object 5/content.xml><?xml version="1.0" encoding="utf-8"?>
<math xmlns="http://www.w3.org/1998/Math/MathML">
  <semantics>
    <mrow>
      <msub>
        <mi>v</mi>
        <mi mathvariant="italic">DEST</mi>
      </msub>
      <mo stretchy="false">∉</mo>
      <msub>
        <mi>D</mi>
        <mi>i</mi>
      </msub>
    </mrow>
    <annotation encoding="StarMath 5.0">v_DEST notin D_i</annotation>
  </semantics>
</math>
</file>